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monstration de l'utilisation</text:p>
      <text:p text:style-name="P1">d'une variable de session</text:p>
      <text:p text:style-name="P1"/>
      <text:p text:style-name="P2">Fonction :<text:span text:style-name="T1"> ${session.fonction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ît Courtine</meta:initial-creator>
    <meta:creation-date>2010-10-14T12:24:41.43</meta:creation-date>
    <dc:date>2010-10-23T13:36:31</dc:date>
    <dc:creator>Benoît Courtine</dc:creator>
    <meta:editing-duration>PT00H38M11S</meta:editing-duration>
    <meta:editing-cycles>12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10" meta:character-count="85"/>
  </office:meta>
</office:document-meta>
</file>